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1ab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mysql&gt; CREATE TABLE BOOKS (</text:p>
      <text:p text:style-name="Preformatted_20_Text"><text:s text:c="4"/>-&gt; <text:s text:c="4"/>BOOKNO INT(3) PRIMARY KEY,</text:p>
      <text:p text:style-name="Preformatted_20_Text"><text:s text:c="4"/>-&gt; <text:s text:c="4"/>TITLE VARCHAR(<text:span text:style-name="T1">50</text:span>) NOT NULL,</text:p>
      <text:p text:style-name="Preformatted_20_Text"><text:s text:c="4"/>-&gt; <text:s text:c="4"/>PUBLICATION VARCHAR(25),</text:p>
      <text:p text:style-name="Preformatted_20_Text"><text:s text:c="4"/>-&gt; <text:s text:c="4"/>AUTHOR VARCHAR(25),</text:p>
      <text:p text:style-name="Preformatted_20_Text"><text:s text:c="4"/>-&gt; <text:s text:c="4"/>PRICE DECIMAL(6,2) CHECK (PRICE &gt; 0),</text:p>
      <text:p text:style-name="Preformatted_20_Text"><text:s text:c="4"/>-&gt; <text:s text:c="4"/>QUANTITY INT(3) CHECK (QUANTITY &gt;= 0),</text:p>
      <text:p text:style-name="Preformatted_20_Text"><text:s text:c="4"/>-&gt; <text:s text:c="4"/>EDITION INT(2) CHECK (EDITION &gt;= 1)</text:p>
      <text:p text:style-name="Preformatted_20_Text"><text:s text:c="4"/>-&gt; );</text:p>
      <text:p text:style-name="P1">Query OK, 0 rows affected, 3 warnings (0.04 sec)</text:p>
      <text:p text:style-name="Preformatted_20_Text">mysql&gt; INSERT INTO BOOKS (BOOKNO, TITLE, PUBLICATION, AUTHOR, PRICE, QUANTITY, EDITION) VALUES</text:p>
      <text:p text:style-name="Preformatted_20_Text"><text:s text:c="4"/>-&gt; (101, 'Database System Concepts', 'TATA', 'Silberschatz', 950.00, 20, 6),</text:p>
      <text:p text:style-name="Preformatted_20_Text"><text:s text:c="4"/>-&gt; (102, 'Operating System Principles', 'Wiley', 'Galvin', 850.00, 12, 8),</text:p>
      <text:p text:style-name="Preformatted_20_Text"><text:s text:c="4"/>-&gt; (103, 'Computer Networks', 'Pearson', 'Tanenbaum', 780.00, 10, 5),</text:p>
      <text:p text:style-name="Preformatted_20_Text"><text:s text:c="4"/>-&gt; (104, 'Data Structures in C', 'McGrawHill', 'Reema Thareja', 600.00, 25, 3),</text:p>
      <text:p text:style-name="Preformatted_20_Text"><text:s text:c="4"/>-&gt; (105, 'Database Management Systems', 'TATA', 'Raghu Ramakrishnan', 890.00, 18, 4);</text:p>
      <text:p text:style-name="Preformatted_20_Text">Query OK, 5 rows affected (0.03 sec)</text:p>
      <text:p text:style-name="P1">Records: 5 <text:s/>Duplicates: 0 <text:s/>Warnings: 0</text:p>
      <text:p text:style-name="Preformatted_20_Text">mysql&gt; SELECT TITLE,AUTHOR FROM BOOKS;</text:p>
      <text:p text:style-name="Preformatted_20_Text">+-----------------------------+--------------------+</text:p>
      <text:p text:style-name="Preformatted_20_Text">| TITLE <text:s text:c="22"/>| AUTHOR <text:s text:c="12"/>|</text:p>
      <text:p text:style-name="Preformatted_20_Text">+-----------------------------+--------------------+</text:p>
      <text:p text:style-name="Preformatted_20_Text">| Database System Concepts <text:s text:c="3"/>| Silberschatz <text:s text:c="6"/>|</text:p>
      <text:p text:style-name="Preformatted_20_Text">| Operating System Principles | Galvin <text:s text:c="12"/>|</text:p>
      <text:p text:style-name="Preformatted_20_Text">| Computer Networks <text:s text:c="10"/>| Tanenbaum <text:s text:c="9"/>|</text:p>
      <text:p text:style-name="Preformatted_20_Text">| Data Structures in C <text:s text:c="7"/>| Reema Thareja <text:s text:c="5"/>|</text:p>
      <text:p text:style-name="Preformatted_20_Text">| Database Management Systems | Raghu Ramakrishnan |</text:p>
      <text:p text:style-name="Preformatted_20_Text">+-----------------------------+--------------------+</text:p>
      <text:p text:style-name="Preformatted_20_Text">5 rows in set (0.00 sec)</text:p>
      <text:p text:style-name="Preformatted_20_Text"/>
      <text:p text:style-name="Preformatted_20_Text">mysql&gt; SELECT AUTHOR FROM BOOKS WHERE TITLE = 'Database System Concepts';</text:p>
      <text:p text:style-name="Preformatted_20_Text">+--------------+</text:p>
      <text:p text:style-name="Preformatted_20_Text">| AUTHOR <text:s text:c="6"/>|</text:p>
      <text:p text:style-name="Preformatted_20_Text">+--------------+</text:p>
      <text:p text:style-name="Preformatted_20_Text">| Silberschatz |</text:p>
      <text:p text:style-name="Preformatted_20_Text">+--------------+</text:p>
      <text:p text:style-name="Preformatted_20_Text">1 row in set (0.00 sec)</text:p>
      <text:p text:style-name="Preformatted_20_Text"/>
      <text:p text:style-name="Preformatted_20_Text">mysql&gt; SELECT DISTINCT(AUTHOR) FROM BOOKS;</text:p>
      <text:p text:style-name="Preformatted_20_Text">+--------------------+</text:p>
      <text:p text:style-name="Preformatted_20_Text">| AUTHOR <text:s text:c="12"/>|</text:p>
      <text:p text:style-name="Preformatted_20_Text">+--------------------+</text:p>
      <text:p text:style-name="Preformatted_20_Text">| Silberschatz <text:s text:c="6"/>|</text:p>
      <text:p text:style-name="Preformatted_20_Text">| Galvin <text:s text:c="12"/>|</text:p>
      <text:p text:style-name="Preformatted_20_Text">| Tanenbaum <text:s text:c="9"/>|</text:p>
      <text:p text:style-name="Preformatted_20_Text">| Reema Thareja <text:s text:c="5"/>|</text:p>
      <text:p text:style-name="Preformatted_20_Text">| Raghu Ramakrishnan |</text:p>
      <text:p text:style-name="Preformatted_20_Text">+--------------------+</text:p>
      <text:p text:style-name="P1">5 rows in set (0.00 sec)</text:p>
      <text:p text:style-name="P1"/>
      <text:p text:style-name="P1"/>
      <text:p text:style-name="P1"/>
      <text:p text:style-name="P1"/>
      <text:p text:style-name="Preformatted_20_Text"><text:soft-page-break/>mysql&gt; SELECT * FROM BOOKS WHERE PRICE &gt; 800;</text:p>
      <text:p text:style-name="Preformatted_20_Text">+--------+-----------------------------+-------------+--------------------+--------+----------+---------+</text:p>
      <text:p text:style-name="Preformatted_20_Text">| BOOKNO | TITLE <text:s text:c="22"/>| PUBLICATION | AUTHOR <text:s text:c="12"/>| PRICE <text:s/>| QUANTITY | EDITION |</text:p>
      <text:p text:style-name="Preformatted_20_Text">+--------+-----------------------------+-------------+--------------------+--------+----------+---------+</text:p>
      <text:p text:style-name="Preformatted_20_Text">| <text:s text:c="3"/>101 | Database System Concepts <text:s text:c="3"/>| TATA <text:s text:c="7"/>| Silberschatz <text:s text:c="6"/>| 950.00 | <text:s text:c="6"/>20 | <text:s text:c="6"/>6 |</text:p>
      <text:p text:style-name="Preformatted_20_Text">| <text:s text:c="3"/>102 | Operating System Principles | Wiley <text:s text:c="6"/>| Galvin <text:s text:c="12"/>| 850.00 | <text:s text:c="6"/>12 | <text:s text:c="6"/>8 |</text:p>
      <text:p text:style-name="Preformatted_20_Text">| <text:s text:c="3"/>105 | Database Management Systems | TATA <text:s text:c="7"/>| Raghu Ramakrishnan | 890.00 | <text:s text:c="6"/>18 | <text:s text:c="6"/>4 |</text:p>
      <text:p text:style-name="Preformatted_20_Text">+--------+-----------------------------+-------------+--------------------+--------+----------+---------+</text:p>
      <text:p text:style-name="P1">3 rows in set (0.01 sec)</text:p>
      <text:p text:style-name="P1">mysql&gt; SELECT * FROM BOOKS WHERE QUANTITY &gt; 15 ORDER BY PRICE;</text:p>
      <text:p text:style-name="Preformatted_20_Text">+--------+-----------------------------+-------------+--------------------+--------+----------+---------+</text:p>
      <text:p text:style-name="Preformatted_20_Text">| BOOKNO | TITLE <text:s text:c="22"/>| PUBLICATION | AUTHOR <text:s text:c="12"/>| PRICE <text:s/>| QUANTITY | EDITION |</text:p>
      <text:p text:style-name="Preformatted_20_Text">+--------+-----------------------------+-------------+--------------------+--------+----------+---------+</text:p>
      <text:p text:style-name="Preformatted_20_Text">| <text:s text:c="3"/>104 | Data Structures in C <text:s text:c="7"/>| McGrawHill <text:s/>| Reema Thareja <text:s text:c="5"/>| 600.00 | <text:s text:c="6"/>25 | <text:s text:c="6"/>3 |</text:p>
      <text:p text:style-name="Preformatted_20_Text">| <text:s text:c="3"/>105 | Database Management Systems | TATA <text:s text:c="7"/>| Raghu Ramakrishnan | 890.00 | <text:s text:c="6"/>18 | <text:s text:c="6"/>4 |</text:p>
      <text:p text:style-name="Preformatted_20_Text">| <text:s text:c="3"/>101 | Database System Concepts <text:s text:c="3"/>| TATA <text:s text:c="7"/>| Silberschatz <text:s text:c="6"/>| 950.00 | <text:s text:c="6"/>20 | <text:s text:c="6"/>6 |</text:p>
      <text:p text:style-name="Preformatted_20_Text">+--------+-----------------------------+-------------+--------------------+--------+----------+---------+</text:p>
      <text:p text:style-name="Preformatted_20_Text">3 rows in set (0.00 sec)</text:p>
      <text:p text:style-name="Preformatted_20_Text"/>
      <text:p text:style-name="Preformatted_20_Text">mysql&gt; SELECT TITLE FROM BOOKS WHERE AUTHOR = 'Silberschatz' AND PUBLICATION = 'TATA';</text:p>
      <text:p text:style-name="Preformatted_20_Text">+--------------------------+</text:p>
      <text:p text:style-name="Preformatted_20_Text">| TITLE <text:s text:c="19"/>|</text:p>
      <text:p text:style-name="Preformatted_20_Text">+--------------------------+</text:p>
      <text:p text:style-name="Preformatted_20_Text">| Database System Concepts |</text:p>
      <text:p text:style-name="Preformatted_20_Text">+--------------------------+</text:p>
      <text:p text:style-name="Preformatted_20_Text">1 row in set (0.00 sec)</text:p>
      <text:p text:style-name="P1"/>
      <text:p text:style-name="P1">mysql&gt; SELECT TITLE FROM BOOKS WHERE TITLE LIKE '%database%concepts%';</text:p>
      <text:p text:style-name="Preformatted_20_Text">+--------------------------+</text:p>
      <text:p text:style-name="Preformatted_20_Text">| TITLE <text:s text:c="19"/>|</text:p>
      <text:p text:style-name="Preformatted_20_Text">+--------------------------+</text:p>
      <text:p text:style-name="Preformatted_20_Text">| Database System Concepts |</text:p>
      <text:p text:style-name="Preformatted_20_Text">+--------------------------+</text:p>
      <text:p text:style-name="P1">1 row in set (0.00 sec)</text:p>
      <text:p text:style-name="P1"/>
      <text:p text:style-name="P1"/>
      <text:p text:style-name="P1"/>
      <text:p text:style-name="P1"/>
      <text:p text:style-name="P1"><text:soft-page-break/>mysql&gt; CREATE TABLE EMP (</text:p>
      <text:p text:style-name="Preformatted_20_Text"><text:s text:c="4"/>-&gt; <text:s text:c="4"/>EMPNO INT(6) PRIMARY KEY,</text:p>
      <text:p text:style-name="Preformatted_20_Text"><text:s text:c="4"/>-&gt; <text:s text:c="4"/>ENAME VARCHAR(20) NOT NULL,</text:p>
      <text:p text:style-name="Preformatted_20_Text"><text:s text:c="4"/>-&gt; <text:s text:c="4"/>JOB VARCHAR(10),</text:p>
      <text:p text:style-name="Preformatted_20_Text"><text:s text:c="4"/>-&gt; <text:s text:c="4"/>DEPT VARCHAR(10),</text:p>
      <text:p text:style-name="Preformatted_20_Text"><text:s text:c="4"/>-&gt; <text:s text:c="4"/>DEPTNO INT(3),</text:p>
      <text:p text:style-name="Preformatted_20_Text"><text:s text:c="4"/>-&gt; <text:s text:c="4"/>SAL DECIMAL(10,2) CHECK (SAL &gt; 0)</text:p>
      <text:p text:style-name="Preformatted_20_Text"><text:s text:c="4"/>-&gt; );</text:p>
      <text:p text:style-name="Preformatted_20_Text">Query OK, 0 rows affected, 2 warnings (0.02 sec)</text:p>
      <text:p text:style-name="Preformatted_20_Text"/>
      <text:p text:style-name="Preformatted_20_Text">mysql&gt; INSERT INTO EMP (EMPNO, ENAME, JOB, DEPT, DEPTNO, SAL) VALUES</text:p>
      <text:p text:style-name="Preformatted_20_Text"><text:s text:c="4"/>-&gt; (1001, 'Arjun', 'Manager', 'HR', 10, 55000.00),</text:p>
      <text:p text:style-name="Preformatted_20_Text"><text:s text:c="4"/>-&gt; (1002, 'Solomon', 'Analyst', 'IT', 20, 25000.00),</text:p>
      <text:p text:style-name="Preformatted_20_Text"><text:s text:c="4"/>-&gt; (1003, 'Arun', 'Developer', 'IT', 20, 30000.00),</text:p>
      <text:p text:style-name="Preformatted_20_Text"><text:s text:c="4"/>-&gt; (1004, 'Rita', 'Tester', 'QA', 30, 18000.00),</text:p>
      <text:p text:style-name="Preformatted_20_Text"><text:s text:c="4"/>-&gt; (1005, 'Anita', 'Clerk', 'Finance', 40, 15000.00);</text:p>
      <text:p text:style-name="Preformatted_20_Text">Query OK, 5 rows affected (0.03 sec)</text:p>
      <text:p text:style-name="Preformatted_20_Text">Records: 5 <text:s/>Duplicates: 0 <text:s/>Warnings: 0</text:p>
      <text:p text:style-name="Preformatted_20_Text"/>
      <text:p text:style-name="Preformatted_20_Text">mysql&gt; SELECT * FROM EMP WHERE ENAME LIKE "A%";</text:p>
      <text:p text:style-name="Preformatted_20_Text">+-------+-------+-----------+---------+--------+----------+</text:p>
      <text:p text:style-name="Preformatted_20_Text">| EMPNO | ENAME | JOB <text:s text:c="6"/>| DEPT <text:s text:c="3"/>| DEPTNO | SAL <text:s text:c="5"/>|</text:p>
      <text:p text:style-name="Preformatted_20_Text">+-------+-------+-----------+---------+--------+----------+</text:p>
      <text:p text:style-name="Preformatted_20_Text">| <text:s/>1001 | Arjun | Manager <text:s text:c="2"/>| HR <text:s text:c="5"/>| <text:s text:c="4"/>10 | 55000.00 |</text:p>
      <text:p text:style-name="Preformatted_20_Text">| <text:s/>1003 | Arun <text:s/>| Developer | IT <text:s text:c="5"/>| <text:s text:c="4"/>20 | 30000.00 |</text:p>
      <text:p text:style-name="Preformatted_20_Text">| <text:s/>1005 | Anita | Clerk <text:s text:c="4"/>| Finance | <text:s text:c="4"/>40 | 15000.00 |</text:p>
      <text:p text:style-name="Preformatted_20_Text">+-------+-------+-----------+---------+--------+----------+</text:p>
      <text:p text:style-name="Preformatted_20_Text">3 rows in set (0.01 sec)</text:p>
      <text:p text:style-name="Preformatted_20_Text"/>
      <text:p text:style-name="Preformatted_20_Text">mysql&gt; SELECT * FROM EMP WHERE ENAME NOT LIKE "A%";</text:p>
      <text:p text:style-name="Preformatted_20_Text">+-------+---------+---------+------+--------+----------+</text:p>
      <text:p text:style-name="Preformatted_20_Text">| EMPNO | ENAME <text:s text:c="2"/>| JOB <text:s text:c="4"/>| DEPT | DEPTNO | SAL <text:s text:c="5"/>|</text:p>
      <text:p text:style-name="Preformatted_20_Text">+-------+---------+---------+------+--------+----------+</text:p>
      <text:p text:style-name="Preformatted_20_Text">| <text:s/>1002 | Solomon | Analyst | IT <text:s text:c="2"/>| <text:s text:c="4"/>20 | 25000.00 |</text:p>
      <text:p text:style-name="Preformatted_20_Text">| <text:s/>1004 | Rita <text:s text:c="3"/>| Tester <text:s/>| QA <text:s text:c="2"/>| <text:s text:c="4"/>30 | 18000.00 |</text:p>
      <text:p text:style-name="Preformatted_20_Text">+-------+---------+---------+------+--------+----------+</text:p>
      <text:p text:style-name="Preformatted_20_Text">2 rows in set (0.00 sec)</text:p>
      <text:p text:style-name="Preformatted_20_Text"/>
      <text:p text:style-name="Preformatted_20_Text">mysql&gt; SELECT * FROM EMP WHERE SAL BETWEEN 15000 AND 30000;</text:p>
      <text:p text:style-name="Preformatted_20_Text">+-------+---------+-----------+---------+--------+----------+</text:p>
      <text:p text:style-name="Preformatted_20_Text">| EMPNO | ENAME <text:s text:c="2"/>| JOB <text:s text:c="6"/>| DEPT <text:s text:c="3"/>| DEPTNO | SAL <text:s text:c="5"/>|</text:p>
      <text:p text:style-name="Preformatted_20_Text">+-------+---------+-----------+---------+--------+----------+</text:p>
      <text:p text:style-name="Preformatted_20_Text">| <text:s/>1002 | Solomon | Analyst <text:s text:c="2"/>| IT <text:s text:c="5"/>| <text:s text:c="4"/>20 | 25000.00 |</text:p>
      <text:p text:style-name="Preformatted_20_Text">| <text:s/>1003 | Arun <text:s text:c="3"/>| Developer | IT <text:s text:c="5"/>| <text:s text:c="4"/>20 | 30000.00 |</text:p>
      <text:p text:style-name="Preformatted_20_Text">| <text:s/>1004 | Rita <text:s text:c="3"/>| Tester <text:s text:c="3"/>| QA <text:s text:c="5"/>| <text:s text:c="4"/>30 | 18000.00 |</text:p>
      <text:p text:style-name="Preformatted_20_Text">| <text:s/>1005 | Anita <text:s text:c="2"/>| Clerk <text:s text:c="4"/>| Finance | <text:s text:c="4"/>40 | 15000.00 |</text:p>
      <text:p text:style-name="Preformatted_20_Text">+-------+---------+-----------+---------+--------+----------+</text:p>
      <text:p text:style-name="Preformatted_20_Text">4 rows in set (0.00 sec)</text:p>
      <text:p text:style-name="Preformatted_20_Text"/>
      <text:p text:style-name="Preformatted_20_Text">mysql&gt; SELECT SUM(SAL),AVG(SAL) FROM EMP;</text:p>
      <text:p text:style-name="Preformatted_20_Text">+-----------+--------------+</text:p>
      <text:p text:style-name="Preformatted_20_Text">| SUM(SAL) <text:s/>| AVG(SAL) <text:s text:c="4"/>|</text:p>
      <text:p text:style-name="Preformatted_20_Text">+-----------+--------------+</text:p>
      <text:p text:style-name="Preformatted_20_Text">| 143000.00 | 28600.000000 |</text:p>
      <text:p text:style-name="Preformatted_20_Text">+-----------+--------------+</text:p>
      <text:p text:style-name="Preformatted_20_Text">1 row in set (0.00 sec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mysql&gt; SELECT COUNT(*) AS "TOTAL RECORDS" FROM EMP;</text:p>
      <text:p text:style-name="Preformatted_20_Text">+---------------+</text:p>
      <text:p text:style-name="Preformatted_20_Text">| TOTAL RECORDS |</text:p>
      <text:p text:style-name="Preformatted_20_Text">+---------------+</text:p>
      <text:p text:style-name="Preformatted_20_Text">| <text:s text:c="12"/>5 |</text:p>
      <text:p text:style-name="Preformatted_20_Text">+---------------+</text:p>
      <text:p text:style-name="Preformatted_20_Text">1 row in set (0.02 sec)</text:p>
      <text:p text:style-name="Preformatted_20_Text"/>
      <text:p text:style-name="Preformatted_20_Text">mysql&gt; SELECT MAX(SAL) AS max_salary,MIN(SAL) AS min_salary FROM EMP;</text:p>
      <text:p text:style-name="Preformatted_20_Text">+------------+------------+</text:p>
      <text:p text:style-name="Preformatted_20_Text">| max_salary | min_salary |</text:p>
      <text:p text:style-name="Preformatted_20_Text">+------------+------------+</text:p>
      <text:p text:style-name="Preformatted_20_Text">| <text:s text:c="2"/>55000.00 | <text:s text:c="2"/>15000.00 |</text:p>
      <text:p text:style-name="Preformatted_20_Text">+------------+------------+</text:p>
      <text:p text:style-name="P1">1 row in set (0.00 sec)</text:p>
      <text:p text:style-name="P1">mysql&gt; SELECT (MAX(SAL) - MIN(SAL)) AS DIFFERENCE FROM EMP;</text:p>
      <text:p text:style-name="Preformatted_20_Text">+------------+</text:p>
      <text:p text:style-name="Preformatted_20_Text">| DIFFERENCE |</text:p>
      <text:p text:style-name="Preformatted_20_Text">+------------+</text:p>
      <text:p text:style-name="Preformatted_20_Text">| <text:s text:c="2"/>40000.00 |</text:p>
      <text:p text:style-name="Preformatted_20_Text">+------------+</text:p>
      <text:p text:style-name="Preformatted_20_Text">1 row in set (0.00 sec)</text:p>
      <text:p text:style-name="Preformatted_20_Text"/>
      <text:p text:style-name="Preformatted_20_Text">mysql&gt; SELECT COUNT(DISTINCT(JOB)) FROM EMP;</text:p>
      <text:p text:style-name="Preformatted_20_Text">+----------------------+</text:p>
      <text:p text:style-name="Preformatted_20_Text">| COUNT(DISTINCT(JOB)) |</text:p>
      <text:p text:style-name="Preformatted_20_Text">+----------------------+</text:p>
      <text:p text:style-name="Preformatted_20_Text">| <text:s text:c="19"/>5 |</text:p>
      <text:p text:style-name="Preformatted_20_Text">+----------------------+</text:p>
      <text:p text:style-name="Preformatted_20_Text">1 row in set (0.00 sec)</text:p>
      <text:p text:style-name="Preformatted_20_Text"/>
      <text:p text:style-name="Preformatted_20_Text">mysql&gt; SELECT ENAME,SAL FROM EMP WHERE SAL &gt; (SELECT MIN(SAL) FROM EMP) AND JOB LIKE "M%";</text:p>
      <text:p text:style-name="Preformatted_20_Text">+-------+----------+</text:p>
      <text:p text:style-name="Preformatted_20_Text">| ENAME | SAL <text:s text:c="5"/>|</text:p>
      <text:p text:style-name="Preformatted_20_Text">+-------+----------+</text:p>
      <text:p text:style-name="Preformatted_20_Text">| Arjun | 55000.00 |</text:p>
      <text:p text:style-name="Preformatted_20_Text">+-------+----------+</text:p>
      <text:p text:style-name="Preformatted_20_Text">1 row in set (0.00 sec)</text:p>
      <text:p text:style-name="Preformatted_20_Text"/>
      <text:p text:style-name="Preformatted_20_Text">mysql&gt; SELECT * FROM EMP WHERE SAL = (SELECT MAX(SAL) FROM EMP);</text:p>
      <text:p text:style-name="Preformatted_20_Text">+-------+-------+---------+------+--------+----------+</text:p>
      <text:p text:style-name="Preformatted_20_Text">| EMPNO | ENAME | JOB <text:s text:c="4"/>| DEPT | DEPTNO | SAL <text:s text:c="5"/>|</text:p>
      <text:p text:style-name="Preformatted_20_Text">+-------+-------+---------+------+--------+----------+</text:p>
      <text:p text:style-name="Preformatted_20_Text">| <text:s/>1001 | Arjun | Manager | HR <text:s text:c="2"/>| <text:s text:c="4"/>10 | 55000.00 |</text:p>
      <text:p text:style-name="Preformatted_20_Text">+-------+-------+---------+------+--------+----------+</text:p>
      <text:p text:style-name="P1">1 row in set (0.00 sec)</text:p>
      <text:p text:style-name="P1">mysql&gt; SELECT * FROM EMP WHERE ENAME IN ('Arjun','Solomon','Arun');</text:p>
      <text:p text:style-name="Preformatted_20_Text">+-------+---------+-----------+------+--------+----------+</text:p>
      <text:p text:style-name="Preformatted_20_Text">| EMPNO | ENAME <text:s text:c="2"/>| JOB <text:s text:c="6"/>| DEPT | DEPTNO | SAL <text:s text:c="5"/>|</text:p>
      <text:p text:style-name="Preformatted_20_Text">+-------+---------+-----------+------+--------+----------+</text:p>
      <text:p text:style-name="Preformatted_20_Text">| <text:s/>1001 | Arjun <text:s text:c="2"/>| Manager <text:s text:c="2"/>| HR <text:s text:c="2"/>| <text:s text:c="4"/>10 | 55000.00 |</text:p>
      <text:p text:style-name="Preformatted_20_Text">| <text:s/>1002 | Solomon | Analyst <text:s text:c="2"/>| IT <text:s text:c="2"/>| <text:s text:c="4"/>20 | 25000.00 |</text:p>
      <text:p text:style-name="Preformatted_20_Text">| <text:s/>1003 | Arun <text:s text:c="3"/>| Developer | IT <text:s text:c="2"/>| <text:s text:c="4"/>20 | 30000.00 |</text:p>
      <text:p text:style-name="Preformatted_20_Text">+-------+---------+-----------+------+--------+----------+</text:p>
      <text:p text:style-name="P1">3 rows in set (0.00 sec)</text:p>
      <text:p text:style-name="P1"/>
      <text:p text:style-name="P1"><text:soft-page-break/>mysql&gt; SELECT COUNT(*),DEPTNO FROM EMP GROUP BY DEPTNO;</text:p>
      <text:p text:style-name="Preformatted_20_Text">+----------+--------+</text:p>
      <text:p text:style-name="Preformatted_20_Text">| COUNT(*) | DEPTNO |</text:p>
      <text:p text:style-name="Preformatted_20_Text">+----------+--------+</text:p>
      <text:p text:style-name="Preformatted_20_Text">| <text:s text:c="7"/>1 | <text:s text:c="4"/>10 |</text:p>
      <text:p text:style-name="Preformatted_20_Text">| <text:s text:c="7"/>2 | <text:s text:c="4"/>20 |</text:p>
      <text:p text:style-name="Preformatted_20_Text">| <text:s text:c="7"/>1 | <text:s text:c="4"/>30 |</text:p>
      <text:p text:style-name="Preformatted_20_Text">| <text:s text:c="7"/>1 | <text:s text:c="4"/>40 |</text:p>
      <text:p text:style-name="Preformatted_20_Text">+----------+--------+</text:p>
      <text:p text:style-name="P1">4 rows in set (0.00 sec)</text:p>
      <text:p text:style-name="P1">mysql&gt; SELECT ENAME,SUBSTRING(ENAME,2,3) FROM EMP;</text:p>
      <text:p text:style-name="Preformatted_20_Text">+---------+----------------------+</text:p>
      <text:p text:style-name="Preformatted_20_Text">| ENAME <text:s text:c="2"/>| SUBSTRING(ENAME,2,3) |</text:p>
      <text:p text:style-name="Preformatted_20_Text">+---------+----------------------+</text:p>
      <text:p text:style-name="Preformatted_20_Text">| Arjun <text:s text:c="2"/>| rju <text:s text:c="17"/>|</text:p>
      <text:p text:style-name="Preformatted_20_Text">| Solomon | olo <text:s text:c="17"/>|</text:p>
      <text:p text:style-name="Preformatted_20_Text">| Arun <text:s text:c="3"/>| run <text:s text:c="17"/>|</text:p>
      <text:p text:style-name="Preformatted_20_Text">| Rita <text:s text:c="3"/>| ita <text:s text:c="17"/>|</text:p>
      <text:p text:style-name="Preformatted_20_Text">| Anita <text:s text:c="2"/>| nit <text:s text:c="17"/>|</text:p>
      <text:p text:style-name="Preformatted_20_Text">+---------+----------------------+</text:p>
      <text:p text:style-name="Preformatted_20_Text">5 rows in set (0.00 sec)</text:p>
      <text:p text:style-name="Preformatted_20_Text"/>
      <text:p text:style-name="Preformatted_20_Text">mysql&gt; SELECT ENAME,SUBSTRING(ENAME,-5,3) FROM EMP;</text:p>
      <text:p text:style-name="Preformatted_20_Text">+---------+-----------------------+</text:p>
      <text:p text:style-name="Preformatted_20_Text">| ENAME <text:s text:c="2"/>| SUBSTRING(ENAME,-5,3) |</text:p>
      <text:p text:style-name="Preformatted_20_Text">+---------+-----------------------+</text:p>
      <text:p text:style-name="Preformatted_20_Text">| Arjun <text:s text:c="2"/>| Arj <text:s text:c="18"/>|</text:p>
      <text:p text:style-name="Preformatted_20_Text">| Solomon | lom <text:s text:c="18"/>|</text:p>
      <text:p text:style-name="Preformatted_20_Text">| Arun <text:s text:c="3"/>| <text:s text:c="22"/>|</text:p>
      <text:p text:style-name="Preformatted_20_Text">| Rita <text:s text:c="3"/>| <text:s text:c="22"/>|</text:p>
      <text:p text:style-name="Preformatted_20_Text">| Anita <text:s text:c="2"/>| Ani <text:s text:c="18"/>|</text:p>
      <text:p text:style-name="Preformatted_20_Text">+---------+-----------------------+</text:p>
      <text:p text:style-name="P1">5 rows in set (0.00 sec)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9:24:55.836079519</meta:creation-date>
    <dc:date>2025-11-05T19:44:13.055229123</dc:date>
    <meta:editing-duration>PT8M18S</meta:editing-duration>
    <meta:editing-cycles>1</meta:editing-cycles>
    <meta:document-statistic meta:table-count="0" meta:image-count="0" meta:object-count="0" meta:page-count="5" meta:paragraph-count="213" meta:word-count="1386" meta:character-count="9190" meta:non-whitespace-character-count="7145"/>
    <meta:generator>LibreOffice/24.2.7.2$Linux_X86_64 LibreOffice_project/420$Build-2</meta:generator>
  </office:meta>
</office:document-meta>
</file>